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4733" officeooo:paragraph-rsid="00174733"/>
    </style:style>
    <style:style style:name="P2" style:family="paragraph" style:parent-style-name="Standard" style:list-style-name="L1">
      <style:text-properties officeooo:rsid="00174733" officeooo:paragraph-rsid="00174733"/>
    </style:style>
    <style:style style:name="P3" style:family="paragraph" style:parent-style-name="Standard" style:list-style-name="L1">
      <style:text-properties officeooo:rsid="0017e93b" officeooo:paragraph-rsid="0017e93b"/>
    </style:style>
    <style:style style:name="P4" style:family="paragraph" style:parent-style-name="Standard" style:list-style-name="L1">
      <style:text-properties officeooo:rsid="0019ae85" officeooo:paragraph-rsid="0019ae85"/>
    </style:style>
    <style:style style:name="P5" style:family="paragraph" style:parent-style-name="Standard" style:list-style-name="L1">
      <style:text-properties officeooo:rsid="001a6d09" officeooo:paragraph-rsid="001a6d09"/>
    </style:style>
    <style:style style:name="P6" style:family="paragraph" style:parent-style-name="Standard">
      <style:text-properties officeooo:rsid="001a6d09" officeooo:paragraph-rsid="001a6d09"/>
    </style:style>
    <style:style style:name="P7" style:family="paragraph" style:parent-style-name="Standard" style:list-style-name="L1">
      <style:text-properties officeooo:rsid="001cd30e" officeooo:paragraph-rsid="001cd30e"/>
    </style:style>
    <style:style style:name="P8" style:family="paragraph" style:parent-style-name="Standard" style:list-style-name="L1">
      <style:text-properties officeooo:rsid="001e3b74" officeooo:paragraph-rsid="001e3b74"/>
    </style:style>
    <style:style style:name="P9" style:family="paragraph" style:parent-style-name="Standard" style:list-style-name="L1">
      <style:text-properties officeooo:rsid="001fa56e" officeooo:paragraph-rsid="001fa56e"/>
    </style:style>
    <style:style style:name="P10" style:family="paragraph" style:parent-style-name="Standard" style:list-style-name="L1">
      <style:text-properties officeooo:rsid="001ffca0" officeooo:paragraph-rsid="001ffca0"/>
    </style:style>
    <style:style style:name="P11" style:family="paragraph" style:parent-style-name="Standard" style:list-style-name="L1">
      <style:text-properties officeooo:rsid="0021b1b2" officeooo:paragraph-rsid="0021b1b2"/>
    </style:style>
    <style:style style:name="P12" style:family="paragraph" style:parent-style-name="Standard" style:list-style-name="L1">
      <style:text-properties officeooo:rsid="00230293" officeooo:paragraph-rsid="00230293"/>
    </style:style>
    <style:style style:name="P13" style:family="paragraph" style:parent-style-name="Standard" style:list-style-name="L1">
      <style:text-properties officeooo:rsid="002419c4" officeooo:paragraph-rsid="002419c4"/>
    </style:style>
    <style:style style:name="P14" style:family="paragraph" style:parent-style-name="Standard" style:list-style-name="L1">
      <style:text-properties officeooo:rsid="00268530" officeooo:paragraph-rsid="00268530"/>
    </style:style>
    <style:style style:name="P15" style:family="paragraph" style:parent-style-name="Standard" style:list-style-name="L1">
      <style:text-properties officeooo:rsid="0026a124" officeooo:paragraph-rsid="0026a124"/>
    </style:style>
    <style:style style:name="P16" style:family="paragraph" style:parent-style-name="Standard" style:list-style-name="L1">
      <style:text-properties officeooo:rsid="00280e70" officeooo:paragraph-rsid="00280e70"/>
    </style:style>
    <style:style style:name="P17" style:family="paragraph" style:parent-style-name="Standard" style:list-style-name="L1">
      <style:text-properties officeooo:rsid="002bb129" officeooo:paragraph-rsid="002bb129"/>
    </style:style>
    <style:style style:name="P18" style:family="paragraph" style:parent-style-name="Standard" style:list-style-name="L1">
      <style:text-properties officeooo:rsid="002ca008" officeooo:paragraph-rsid="002ca008"/>
    </style:style>
    <style:style style:name="P19" style:family="paragraph" style:parent-style-name="Standard" style:list-style-name="L1">
      <style:text-properties officeooo:rsid="002cc406" officeooo:paragraph-rsid="002cc406"/>
    </style:style>
    <style:style style:name="P20" style:family="paragraph" style:parent-style-name="Standard" style:list-style-name="L1">
      <style:text-properties officeooo:rsid="003062ba" officeooo:paragraph-rsid="003062ba"/>
    </style:style>
    <style:style style:name="P21" style:family="paragraph" style:parent-style-name="Standard" style:list-style-name="L1">
      <style:text-properties officeooo:rsid="0030a3be" officeooo:paragraph-rsid="0030a3be"/>
    </style:style>
    <style:style style:name="P22" style:family="paragraph" style:parent-style-name="Standard" style:list-style-name="L1">
      <style:text-properties officeooo:rsid="00329313" officeooo:paragraph-rsid="00329313"/>
    </style:style>
    <style:style style:name="P23" style:family="paragraph" style:parent-style-name="Standard" style:list-style-name="L1">
      <style:text-properties officeooo:rsid="0034c356" officeooo:paragraph-rsid="0034c356"/>
    </style:style>
    <style:style style:name="P24" style:family="paragraph" style:parent-style-name="Standard" style:list-style-name="L1">
      <style:text-properties officeooo:rsid="0034f151" officeooo:paragraph-rsid="0034f151"/>
    </style:style>
    <style:style style:name="P25" style:family="paragraph" style:parent-style-name="Standard" style:list-style-name="L1">
      <style:text-properties officeooo:rsid="003608c4" officeooo:paragraph-rsid="003608c4"/>
    </style:style>
    <style:style style:name="P26" style:family="paragraph" style:parent-style-name="Standard" style:list-style-name="">
      <style:text-properties officeooo:rsid="003608c4" officeooo:paragraph-rsid="003608c4"/>
    </style:style>
    <style:style style:name="P27" style:family="paragraph" style:parent-style-name="Standard" style:list-style-name="L1">
      <style:text-properties officeooo:rsid="0039a66b" officeooo:paragraph-rsid="0039a66b"/>
    </style:style>
    <style:style style:name="P28" style:family="paragraph" style:parent-style-name="Standard" style:list-style-name="L1">
      <style:text-properties officeooo:rsid="003e7e3d" officeooo:paragraph-rsid="003e7e3d"/>
    </style:style>
    <style:style style:name="P29" style:family="paragraph" style:parent-style-name="Standard" style:list-style-name="L1">
      <style:text-properties officeooo:rsid="003fac8f" officeooo:paragraph-rsid="003fac8f"/>
    </style:style>
    <style:style style:name="P30" style:family="paragraph" style:parent-style-name="Standard" style:list-style-name="L1">
      <style:text-properties officeooo:rsid="00412351" officeooo:paragraph-rsid="00412351"/>
    </style:style>
    <style:style style:name="P31" style:family="paragraph" style:parent-style-name="Standard" style:list-style-name="L1">
      <style:text-properties officeooo:rsid="0041538c" officeooo:paragraph-rsid="0041538c"/>
    </style:style>
    <style:style style:name="P32" style:family="paragraph" style:parent-style-name="Standard" style:list-style-name="L1">
      <style:text-properties officeooo:rsid="00417fc5" officeooo:paragraph-rsid="00417fc5"/>
    </style:style>
    <style:style style:name="P33" style:family="paragraph" style:parent-style-name="Standard" style:list-style-name="L1">
      <style:text-properties officeooo:rsid="0041c500" officeooo:paragraph-rsid="0041c500"/>
    </style:style>
    <style:style style:name="P34" style:family="paragraph" style:parent-style-name="Standard" style:list-style-name="L1">
      <style:text-properties officeooo:rsid="0044750f" officeooo:paragraph-rsid="0044750f"/>
    </style:style>
    <style:style style:name="P35" style:family="paragraph" style:parent-style-name="Standard" style:list-style-name="L1">
      <style:text-properties officeooo:rsid="0045179a" officeooo:paragraph-rsid="0045179a"/>
    </style:style>
    <style:style style:name="P36" style:family="paragraph" style:parent-style-name="Standard" style:list-style-name="L1">
      <style:text-properties officeooo:rsid="0045b160" officeooo:paragraph-rsid="0045b160"/>
    </style:style>
    <style:style style:name="P37" style:family="paragraph" style:parent-style-name="Standard" style:list-style-name="L1">
      <style:text-properties officeooo:rsid="00487edb" officeooo:paragraph-rsid="00487edb"/>
    </style:style>
    <style:style style:name="P38" style:family="paragraph" style:parent-style-name="Standard" style:list-style-name="L1">
      <style:text-properties officeooo:rsid="004a82ff" officeooo:paragraph-rsid="004a82ff"/>
    </style:style>
    <style:style style:name="P39" style:family="paragraph" style:parent-style-name="Standard" style:list-style-name="L1">
      <style:text-properties officeooo:rsid="004a98de" officeooo:paragraph-rsid="004a98de"/>
    </style:style>
    <style:style style:name="P40" style:family="paragraph" style:parent-style-name="Standard" style:list-style-name="L1">
      <style:text-properties officeooo:rsid="004def0b" officeooo:paragraph-rsid="004def0b"/>
    </style:style>
    <style:style style:name="P41" style:family="paragraph" style:parent-style-name="Standard" style:list-style-name="L1">
      <style:text-properties officeooo:rsid="004f9f43" officeooo:paragraph-rsid="004f9f43"/>
    </style:style>
    <style:style style:name="P42" style:family="paragraph" style:parent-style-name="Standard" style:list-style-name="L1">
      <style:text-properties officeooo:rsid="00506784" officeooo:paragraph-rsid="00506784"/>
    </style:style>
    <style:style style:name="P43" style:family="paragraph" style:parent-style-name="Standard" style:list-style-name="L1">
      <style:text-properties officeooo:rsid="00531da3" officeooo:paragraph-rsid="00531da3"/>
    </style:style>
    <style:style style:name="P44" style:family="paragraph" style:parent-style-name="Standard" style:list-style-name="L1">
      <style:text-properties officeooo:rsid="00535150" officeooo:paragraph-rsid="00535150"/>
    </style:style>
    <style:style style:name="P45" style:family="paragraph" style:parent-style-name="Standard" style:list-style-name="L1">
      <style:text-properties officeooo:rsid="00537db5" officeooo:paragraph-rsid="00537db5"/>
    </style:style>
    <style:style style:name="P46" style:family="paragraph" style:parent-style-name="Standard" style:list-style-name="L1">
      <style:text-properties officeooo:rsid="0054585c" officeooo:paragraph-rsid="0054585c"/>
    </style:style>
    <style:style style:name="P47" style:family="paragraph" style:parent-style-name="Standard" style:list-style-name="L1">
      <style:text-properties officeooo:rsid="0055afab" officeooo:paragraph-rsid="0055afab"/>
    </style:style>
    <style:style style:name="P48" style:family="paragraph" style:parent-style-name="Standard" style:list-style-name="L1">
      <style:text-properties officeooo:rsid="0058eac8" officeooo:paragraph-rsid="0058eac8"/>
    </style:style>
    <style:style style:name="P49" style:family="paragraph" style:parent-style-name="Standard" style:list-style-name="L1">
      <style:text-properties officeooo:rsid="005a805d" officeooo:paragraph-rsid="005a805d"/>
    </style:style>
    <style:style style:name="P50" style:family="paragraph" style:parent-style-name="Standard" style:list-style-name="L1">
      <style:text-properties officeooo:rsid="005b0e55" officeooo:paragraph-rsid="005b0e55"/>
    </style:style>
    <style:style style:name="P51" style:family="paragraph" style:parent-style-name="Standard" style:list-style-name="L1">
      <style:text-properties officeooo:rsid="005be15a" officeooo:paragraph-rsid="005be15a"/>
    </style:style>
    <style:style style:name="P52" style:family="paragraph" style:parent-style-name="Standard" style:list-style-name="">
      <style:text-properties officeooo:rsid="005be15a" officeooo:paragraph-rsid="005be15a"/>
    </style:style>
    <style:style style:name="P53" style:family="paragraph" style:parent-style-name="Standard" style:list-style-name="L1">
      <style:text-properties officeooo:rsid="005f1f63" officeooo:paragraph-rsid="005f1f63"/>
    </style:style>
    <style:style style:name="P54" style:family="paragraph" style:parent-style-name="Standard" style:list-style-name="L1">
      <style:text-properties officeooo:rsid="005f620b" officeooo:paragraph-rsid="005f620b"/>
    </style:style>
    <style:style style:name="P55" style:family="paragraph" style:parent-style-name="Standard" style:list-style-name="L1">
      <style:text-properties officeooo:rsid="005f9078" officeooo:paragraph-rsid="005f9078"/>
    </style:style>
    <style:style style:name="P56" style:family="paragraph" style:parent-style-name="Standard" style:list-style-name="L2">
      <style:text-properties officeooo:rsid="0064c3cd" officeooo:paragraph-rsid="0064c3cd"/>
    </style:style>
    <style:style style:name="P57" style:family="paragraph" style:parent-style-name="Standard" style:list-style-name="L2">
      <style:text-properties officeooo:rsid="006782fe" officeooo:paragraph-rsid="006782fe"/>
    </style:style>
    <style:style style:name="P58" style:family="paragraph" style:parent-style-name="Standard" style:list-style-name="L2">
      <style:text-properties officeooo:rsid="0068e25e" officeooo:paragraph-rsid="0068e25e"/>
    </style:style>
    <style:style style:name="P59" style:family="paragraph" style:parent-style-name="Standard" style:list-style-name="L2">
      <style:text-properties officeooo:rsid="006a7c23" officeooo:paragraph-rsid="006a7c23"/>
    </style:style>
    <style:style style:name="P60" style:family="paragraph" style:parent-style-name="Standard" style:list-style-name="L2">
      <style:text-properties officeooo:rsid="006ae8a5" officeooo:paragraph-rsid="006bd656"/>
    </style:style>
    <style:style style:name="P61" style:family="paragraph" style:parent-style-name="Standard" style:list-style-name="L2">
      <style:text-properties officeooo:rsid="006ae8a5" officeooo:paragraph-rsid="006f5c26"/>
    </style:style>
    <style:style style:name="P62" style:family="paragraph" style:parent-style-name="Standard" style:list-style-name="L2">
      <style:text-properties officeooo:rsid="006bd656" officeooo:paragraph-rsid="006f5c26"/>
    </style:style>
    <style:style style:name="P63" style:family="paragraph" style:parent-style-name="Standard" style:list-style-name="L2">
      <style:text-properties officeooo:rsid="006fd2c6" officeooo:paragraph-rsid="006fd2c6"/>
    </style:style>
    <style:style style:name="P64" style:family="paragraph" style:parent-style-name="Standard" style:list-style-name="L2">
      <style:text-properties officeooo:rsid="00706c0b" officeooo:paragraph-rsid="00706c0b"/>
    </style:style>
    <style:style style:name="P65" style:family="paragraph" style:parent-style-name="Standard" style:list-style-name="L2">
      <style:text-properties officeooo:rsid="0070f5cb" officeooo:paragraph-rsid="0070f5cb"/>
    </style:style>
    <style:style style:name="P66" style:family="paragraph" style:parent-style-name="Standard" style:list-style-name="L2">
      <style:text-properties officeooo:rsid="007123f3" officeooo:paragraph-rsid="007123f3"/>
    </style:style>
    <style:style style:name="P67" style:family="paragraph" style:parent-style-name="Standard" style:list-style-name="L2">
      <style:text-properties officeooo:rsid="007307dd" officeooo:paragraph-rsid="007307dd"/>
    </style:style>
    <style:style style:name="P68" style:family="paragraph" style:parent-style-name="Standard" style:list-style-name="L2">
      <style:text-properties officeooo:rsid="00740a8e" officeooo:paragraph-rsid="00740a8e"/>
    </style:style>
    <style:style style:name="P69" style:family="paragraph" style:parent-style-name="Standard" style:list-style-name="L2">
      <style:text-properties officeooo:rsid="0078749e" officeooo:paragraph-rsid="0078749e"/>
    </style:style>
    <style:style style:name="P70" style:family="paragraph" style:parent-style-name="Standard">
      <style:text-properties officeooo:rsid="0078749e" officeooo:paragraph-rsid="0078749e"/>
    </style:style>
    <style:style style:name="P71" style:family="paragraph" style:parent-style-name="Standard" style:list-style-name="L2">
      <style:text-properties officeooo:rsid="007aa7f0" officeooo:paragraph-rsid="007aa7f0"/>
    </style:style>
    <style:style style:name="P72" style:family="paragraph" style:parent-style-name="Standard" style:list-style-name="L2">
      <style:text-properties officeooo:rsid="007c011a" officeooo:paragraph-rsid="007c011a"/>
    </style:style>
    <style:style style:name="P73" style:family="paragraph" style:parent-style-name="Standard" style:list-style-name="L2">
      <style:text-properties officeooo:rsid="007d7d38" officeooo:paragraph-rsid="007d7d38"/>
    </style:style>
    <style:style style:name="P74" style:family="paragraph" style:parent-style-name="Standard" style:list-style-name="L2">
      <style:text-properties officeooo:rsid="007ec121" officeooo:paragraph-rsid="007ec121"/>
    </style:style>
    <style:style style:name="P75" style:family="paragraph" style:parent-style-name="Standard" style:list-style-name="L2">
      <style:text-properties officeooo:rsid="0080727c" officeooo:paragraph-rsid="0080727c"/>
    </style:style>
    <style:style style:name="P76" style:family="paragraph" style:parent-style-name="Standard" style:list-style-name="L2">
      <style:text-properties officeooo:rsid="00822525" officeooo:paragraph-rsid="00822525"/>
    </style:style>
    <style:style style:name="P77" style:family="paragraph" style:parent-style-name="Standard" style:list-style-name="L2">
      <style:text-properties officeooo:rsid="0083e9e0" officeooo:paragraph-rsid="0083e9e0"/>
    </style:style>
    <style:style style:name="P78" style:family="paragraph" style:parent-style-name="Standard" style:list-style-name="L2">
      <style:text-properties officeooo:rsid="00850061" officeooo:paragraph-rsid="00850061"/>
    </style:style>
    <style:style style:name="P79" style:family="paragraph" style:parent-style-name="Standard" style:list-style-name="L2">
      <style:text-properties officeooo:rsid="008594eb" officeooo:paragraph-rsid="008594eb"/>
    </style:style>
    <style:style style:name="P80" style:family="paragraph" style:parent-style-name="Standard" style:list-style-name="L2">
      <style:text-properties officeooo:rsid="00893844" officeooo:paragraph-rsid="00893844"/>
    </style:style>
    <style:style style:name="P81" style:family="paragraph" style:parent-style-name="Standard" style:list-style-name="L2">
      <style:text-properties officeooo:rsid="008f10ab" officeooo:paragraph-rsid="008f10ab"/>
    </style:style>
    <style:style style:name="P82" style:family="paragraph" style:parent-style-name="Standard" style:list-style-name="L2">
      <style:text-properties officeooo:rsid="00906ee6" officeooo:paragraph-rsid="00906ee6"/>
    </style:style>
    <style:style style:name="P83" style:family="paragraph" style:parent-style-name="Standard" style:list-style-name="">
      <style:paragraph-properties fo:break-before="page"/>
      <style:text-properties officeooo:rsid="003608c4" officeooo:paragraph-rsid="003608c4"/>
    </style:style>
    <style:style style:name="P84" style:family="paragraph" style:parent-style-name="Standard" style:list-style-name="L1">
      <style:paragraph-properties fo:break-before="page"/>
      <style:text-properties officeooo:rsid="00387657" officeooo:paragraph-rsid="00387657"/>
    </style:style>
    <style:style style:name="P85" style:family="paragraph" style:parent-style-name="Standard" style:list-style-name="L1">
      <style:paragraph-properties fo:break-before="page"/>
      <style:text-properties officeooo:rsid="005f1f63" officeooo:paragraph-rsid="005f1f63"/>
    </style:style>
    <style:style style:name="P86" style:family="paragraph" style:parent-style-name="Standard">
      <style:paragraph-properties fo:break-before="page"/>
      <style:text-properties officeooo:rsid="006329dd" officeooo:paragraph-rsid="006329dd"/>
    </style:style>
    <style:style style:name="T1" style:family="text">
      <style:text-properties officeooo:rsid="002419c4"/>
    </style:style>
    <style:style style:name="T2" style:family="text">
      <style:text-properties officeooo:rsid="00469908"/>
    </style:style>
    <style:style style:name="T3" style:family="text">
      <style:text-properties officeooo:rsid="0051e80e"/>
    </style:style>
    <style:style style:name="T4" style:family="text">
      <style:text-properties officeooo:rsid="00579e5b"/>
    </style:style>
    <style:style style:name="T5" style:family="text">
      <style:text-properties officeooo:rsid="0074e21f"/>
    </style:style>
    <style:style style:name="T6" style:family="text">
      <style:text-properties officeooo:rsid="0089ea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ss Control </text:p>
      <text:p text:style-name="P1"/>
      <text:list xml:id="list3051060269235867783" text:style-name="L1">
        <text:list-item>
          <text:p text:style-name="P2">Aksess-kontroll deffinerer og håndhever operasjonene som subjekter kan utføre på objekter </text:p>
          <text:list>
            <text:list-item>
              <text:p text:style-name="P2">Impliserer at subjektet er autentisert først </text:p>
            </text:list-item>
          </text:list>
        </text:list-item>
        <text:list-item>
          <text:p text:style-name="P2">Access control matric </text:p>
        </text:list-item>
        <text:list-item>
          <text:p text:style-name="P3">Security mechanisms prøver å hindre operasjoner fra de som ikke har blitt autorisert av security policyen </text:p>
        </text:list-item>
        <text:list-item>
          <text:p text:style-name="P4">Principle of least privilige</text:p>
          <text:list>
            <text:list-item>
              <text:p text:style-name="P5">Subjekter bør ha det minimale settet med rettigheter for å utføre jobbene sine. </text:p>
            </text:list-item>
          </text:list>
        </text:list-item>
      </text:list>
      <text:p text:style-name="P6"/>
      <text:p text:style-name="P6"/>
      <text:p text:style-name="P6"/>
      <text:list xml:id="list165740766806834" text:continue-numbering="true" text:style-name="L1">
        <text:list-item>
          <text:p text:style-name="P7">Det er flere nivå av aksess kontroll </text:p>
          <text:list>
            <text:list-item>
              <text:p text:style-name="P8">Network level access control </text:p>
              <text:list>
                <text:list-item>
                  <text:p text:style-name="P9">Man kan kreve at addressene kommer fra en spesifikk addresse. </text:p>
                  <text:list>
                    <text:list-item>
                      <text:p text:style-name="P10">Brannmurer </text:p>
                      <text:list>
                        <text:list-item>
                          <text:p text:style-name="P11">Man kan også ha brannmurer innenfor nett </text:p>
                        </text:list-item>
                        <text:list-item>
                          <text:p text:style-name="P11">Og man kan ha brannmurer på sin egen maskin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Aksess kontroll på operativsystemet </text:p>
          <text:list>
            <text:list-item>
              <text:p text:style-name="P12">Hvem har aksess til <text:span text:style-name="T1">operativsystemet, til applikasjonen, </text:span></text:p>
            </text:list-item>
          </text:list>
        </text:list-item>
        <text:list-item>
          <text:p text:style-name="P13">Role-based Access controll (RBAC)</text:p>
          <text:list>
            <text:list-item>
              <text:p text:style-name="P13">Man deffinerer roller for forskjellige personer =&gt; <text:s/>Mindre å deffinere per person </text:p>
            </text:list-item>
            <text:list-item>
              <text:p text:style-name="P14">Man kan ha RBAC i applikasjoner, og i OS </text:p>
              <text:list>
                <text:list-item>
                  <text:p text:style-name="P15">Som i Java: JAAS (Java Authentication and Authorization Service) </text:p>
                </text:list-item>
              </text:list>
            </text:list-item>
            <text:list-item>
              <text:p text:style-name="P16">Man kan pgså ja grupper i OS. </text:p>
              <text:list>
                <text:list-item>
                  <text:p text:style-name="P17">Disse kan ha flere forskjellige sett med </text:p>
                </text:list-item>
              </text:list>
            </text:list-item>
            <text:list-item>
              <text:p text:style-name="P18">RBAC gjør det også lettere å se hvorfor noen har tilgang til noe</text:p>
              <text:list>
                <text:list-item>
                  <text:p text:style-name="P18">Det er fremdeles problemer med granulariteten</text:p>
                </text:list-item>
                <text:list-item>
                  <text:p text:style-name="P19">Det er fort at man kan få for mange roller, slik at det kan bli flere roller enn brukere </text:p>
                </text:list-item>
              </text:list>
            </text:list-item>
            <text:list-item>
              <text:p text:style-name="P20">Det er også veldig ullent </text:p>
              <text:list>
                <text:list-item>
                  <text:p text:style-name="P21">Stillingen til en arbeider kan være forskjellige fra hverandre, eller like </text:p>
                </text:list-item>
              </text:list>
            </text:list-item>
          </text:list>
        </text:list-item>
        <text:list-item>
          <text:p text:style-name="P22">Discretionary access Controll <text:tab/></text:p>
          <text:list>
            <text:list-item>
              <text:p text:style-name="P23">Man aksesserer ikke rettighetene for grupper. </text:p>
            </text:list-item>
          </text:list>
        </text:list-item>
        <text:list-item>
          <text:p text:style-name="P24">ACL vs Capabilities </text:p>
          <text:list>
            <text:list-item>
              <text:p text:style-name="P24">ACL : Litt som en dørvakt </text:p>
              <text:list>
                <text:list-item>
                  <text:p text:style-name="P24">Dørvakten vet hvem som kan komme inn. Brukeren kan ikke vite hvor de slipper inn </text:p>
                </text:list-item>
              </text:list>
            </text:list-item>
            <text:list-item>
              <text:p text:style-name="P25">Capabilities (Nøkkel)</text:p>
              <text:list>
                <text:list-item>
                  <text:p text:style-name="P25">Man vet ikke hvem som mætr opp med en n</text:p>
                </text:list-item>
              </text:list>
            </text:list-item>
          </text:list>
        </text:list-item>
        <text:list-item>
          <text:p text:style-name="P25">ACL </text:p>
          <text:list>
            <text:list-item>
              <text:p text:style-name="P25">Typisk gjort i ACL: </text:p>
              <text:list>
                <text:list-item>
                  <text:p text:style-name="P25">dDataene lagres i metadataene til en fil </text:p>
                </text:list-item>
              </text:list>
            </text:list-item>
          </text:list>
        </text:list-item>
      </text:list>
      <text:p text:style-name="P26"/>
      <text:p text:style-name="P83"/>
      <text:list xml:id="list165742584208628" text:continue-numbering="true" text:style-name="L1">
        <text:list-item>
          <text:p text:style-name="P84">Linux har noe som kalles capabilities </text:p>
          <text:list>
            <text:list-item>
              <text:p text:style-name="P27">CAP_CHOWN: Gjøre vilkårlige endringer til file user ID og group ID </text:p>
            </text:list-item>
          </text:list>
        </text:list-item>
        <text:list-item>
          <text:p text:style-name="P28">Windows </text:p>
          <text:list>
            <text:list-item>
              <text:p text:style-name="P29">Windows har flere access rights enn unix </text:p>
              <text:list>
                <text:list-item>
                  <text:p text:style-name="P30">Og det er separete ting for hver bruker </text:p>
                </text:list-item>
                <text:list-item>
                  <text:p text:style-name="P31">Ma kan få til noe som er mye mer finely grained enn for andre modeller</text:p>
                </text:list-item>
              </text:list>
            </text:list-item>
            <text:list-item>
              <text:p text:style-name="P32">Man har også privilegier i windows, som lar noen få muligheten til å utfære noe </text:p>
            </text:list-item>
            <text:list-item>
              <text:p text:style-name="P34">SeDebugPrivilege: Man kan debugge og direkte akessere minnet til andre prosesser. </text:p>
              <text:list>
                <text:list-item>
                  <text:p text:style-name="P35">Er det høyeste privilegiet </text:p>
                </text:list-item>
                <text:list-item>
                  <text:p text:style-name="P35">Det finnes også for: Endre tid, tidssoner, skru av systemet,... </text:p>
                </text:list-item>
              </text:list>
            </text:list-item>
          </text:list>
        </text:list-item>
        <text:list-item>
          <text:p text:style-name="P32">DAC Pros and Cons </text:p>
          <text:list>
            <text:list-item>
              <text:p text:style-name="P32">Sårbar ovenfor «Trojanere»</text:p>
            </text:list-item>
            <text:list-item>
              <text:p text:style-name="P32">Fungerer bare om programmer ikke er malichipus og ikke gjør veil </text:p>
            </text:list-item>
            <text:list-item>
              <text:p text:style-name="P32">Fleksibelt, intuitivt </text:p>
            </text:list-item>
            <text:list-item>
              <text:p text:style-name="P32">Lett å håndtere </text:p>
              <text:list>
                <text:list-item>
                  <text:p text:style-name="P32">Eiere får sette eierskaå selv </text:p>
                </text:list-item>
              </text:list>
            </text:list-item>
            <text:list-item>
              <text:p text:style-name="P33">Alle kan lese og skrive en fil </text:p>
            </text:list-item>
          </text:list>
        </text:list-item>
        <text:list-item>
          <text:p text:style-name="P36">DAC: <text:s/><text:span text:style-name="T2">Discretionary Access Controll </text:span></text:p>
        </text:list-item>
        <text:list-item>
          <text:p text:style-name="P37">Trojaner-problemet kan skje om man kjører et eller annet program som kjøres av brukeren endrer rettighetene til en fil, fordi det kjører under navnet til brukeren. </text:p>
        </text:list-item>
        <text:list-item>
          <text:p text:style-name="P37">MAC: Mandatory access controll </text:p>
        </text:list-item>
        <text:list-item>
          <text:p text:style-name="P38">Man vil fte ha at noen med høy prioritet skal ikke være tillat til å skrive til et directory som har lavere clearnace. </text:p>
          <text:list>
            <text:list-item>
              <text:p text:style-name="P39">Lesing bør bare kunne gå ndover, Lesing bør ikke kunne gå nedover. </text:p>
            </text:list-item>
            <text:list-item>
              <text:p text:style-name="P40">Man kan ha lesing oppover </text:p>
            </text:list-item>
            <text:list-item>
              <text:p text:style-name="P40">Det er tilfellet om man vil bekytte konfidensialitet </text:p>
            </text:list-item>
          </text:list>
        </text:list-item>
        <text:list-item>
          <text:p text:style-name="P41">På vanlige systemer bruker vi MAC for integritet </text:p>
          <text:list>
            <text:list-item>
              <text:p text:style-name="P41">Da vil man ikke at ting på lavere nivå skal kunne skrive til noe på et høyere nivå </text:p>
            </text:list-item>
            <text:list-item>
              <text:p text:style-name="P42">Nettlesere bør for eksempel bare ha lov til å kunne skrive til low-integrity mapper, <text:span text:style-name="T3">siden det blir utastt for en del skumle ting. </text:span></text:p>
            </text:list-item>
            <text:list-item>
              <text:p text:style-name="P43">Noe liknende gjelder også for å kjøre noe i shell. </text:p>
            </text:list-item>
            <text:list-item>
              <text:p text:style-name="P44">Det samme gjelder for Acrobat reader og Michrosoft Office, men bare i «Protected view» mode</text:p>
            </text:list-item>
            <text:list-item>
              <text:p text:style-name="P45">I linux er det også mandatory access controll </text:p>
              <text:list>
                <text:list-item>
                  <text:p text:style-name="P46">Det finnes ogås en Security Enhanced Linux</text:p>
                </text:list-item>
                <text:list-item>
                  <text:p text:style-name="P47">Og LSM: <text:span text:style-name="T4">Linuc Security Model </text:span></text:p>
                  <text:list>
                    <text:list-item>
                      <text:p text:style-name="P48">Det kommer etter standard.skjekkene </text:p>
                      <text:list>
                        <text:list-item>
                          <text:p text:style-name="P48">Man kan motvirke noe som ellers har blitt tillatt.</text:p>
                        </text:list-item>
                        <text:list-item>
                          <text:p text:style-name="P49">Disse reglene er da modulære, slik at de kan legges til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AppArmor </text:p>
              <text:list>
                <text:list-item>
                  <text:p text:style-name="P50">Også bassert på LSM</text:p>
                </text:list-item>
                <text:list-item>
                  <text:p text:style-name="P50">Bruker progiler for å definere aksessretitigheter itl giler, nettverk og capabilities. </text:p>
                </text:list-item>
                <text:list-item>
                  <text:p text:style-name="P51">Det er ingen labels eller security levels</text:p>
                </text:list-item>
              </text:list>
            </text:list-item>
          </text:list>
        </text:list-item>
      </text:list>
      <text:p text:style-name="P52"/>
      <text:list xml:id="list165742687314553" text:continue-numbering="true" text:style-name="L1">
        <text:list-item>
          <text:p text:style-name="P85">MAC pros and cons</text:p>
          <text:list>
            <text:list-item>
              <text:p text:style-name="P53">Håndterer begrensningene til DAC </text:p>
            </text:list-item>
            <text:list-item>
              <text:p text:style-name="P54">Lett å skallere</text:p>
            </text:list-item>
            <text:list-item>
              <text:p text:style-name="P54">Kan være for restriktive</text:p>
            </text:list-item>
            <text:list-item>
              <text:p text:style-name="P55">Ikke fleksible</text:p>
            </text:list-item>
          </text:list>
        </text:list-item>
      </text:list>
      <text:list xml:id="list5965716751297272191" text:style-name="L2">
        <text:list-item>
          <text:p text:style-name="P56">RBAC, DAC og MAC brukes i <text:s/>forskjellige situasjoner.</text:p>
          <text:list>
            <text:list-item>
              <text:p text:style-name="P56">Målet er å nå minst mulig privilegier og ikke være for komplekst</text:p>
            </text:list-item>
          </text:list>
        </text:list-item>
        <text:list-item>
          <text:p text:style-name="P57">Two-factor identification </text:p>
          <text:list>
            <text:list-item>
              <text:p text:style-name="P58">Password pluss et eller annet token </text:p>
            </text:list-item>
          </text:list>
        </text:list-item>
        <text:list-item>
          <text:p text:style-name="P59">Selv sterke passord har risikoer </text:p>
          <text:list>
            <text:list-item>
              <text:p text:style-name="P59">Man stjeles og spilles tilbake av alle.</text:p>
            </text:list-item>
          </text:list>
        </text:list-item>
        <text:list-item>
          <text:p text:style-name="P60"/>
        </text:list-item>
      </text:list>
      <text:p text:style-name="P86">Authentication </text:p>
      <text:list xml:id="list165742155391821" text:continue-numbering="true" text:style-name="L2">
        <text:list-item>
          <text:p text:style-name="P62">Two factor authentication: Man bruker to ting for å kunne loggen inn </text:p>
        </text:list-item>
        <text:list-item>
          <text:p text:style-name="P61">OTP: One Time Password </text:p>
        </text:list-item>
        <text:list-item>
          <text:p text:style-name="P63">Stor fordel av at man kan </text:p>
        </text:list-item>
        <text:list-item>
          <text:p text:style-name="P63">Smart-telefoner eller «Kalkulatorene»</text:p>
          <text:list>
            <text:list-item>
              <text:p text:style-name="P63">For telefon, enten via SMS, eller via samme prosess med kalkulatorene. </text:p>
            </text:list-item>
          </text:list>
        </text:list-item>
        <text:list-item>
          <text:p text:style-name="P64">Noe man eier: F.eks privat nøkkel på en minnepenn. </text:p>
        </text:list-item>
        <text:list-item>
          <text:p text:style-name="P65">OATH standard generation for OTP</text:p>
          <text:list>
            <text:list-item>
              <text:p text:style-name="P66">Standard for hvordan man skal klare å </text:p>
            </text:list-item>
          </text:list>
        </text:list-item>
        <text:list-item>
          <text:p text:style-name="P67">U2F standard usage of private keys </text:p>
          <text:list>
            <text:list-item>
              <text:p text:style-name="P68">Man inkluderer navnet på siden man vil inn på i signaturen, slik at ingen andre skal kunne logge seg inn på denne tinge<text:span text:style-name="T5">n. </text:span></text:p>
            </text:list-item>
          </text:list>
        </text:list-item>
        <text:list-item>
          <text:p text:style-name="P69">Om man bruker biometrics kan man vanligvis ikke bruke hashes, siden det har store konsekvenser på grunn av støy </text:p>
        </text:list-item>
      </text:list>
      <text:p text:style-name="P70"/>
      <text:p text:style-name="P70"/>
      <text:p text:style-name="P70"/>
      <text:list xml:id="list165742246230515" text:continue-numbering="true" text:style-name="L2">
        <text:list-item>
          <text:p text:style-name="P71">Fingervtrykk</text:p>
          <text:list>
            <text:list-item>
              <text:p text:style-name="P72">Man ser på de interesante punktene </text:p>
              <text:list>
                <text:list-item>
                  <text:p text:style-name="P72">De interesante punktene er hvor den splittes eller deler seg </text:p>
                </text:list-item>
                <text:list-item>
                  <text:p text:style-name="P73">Om men enn et visst antall passer sier man at det er greit </text:p>
                </text:list-item>
                <text:list-item>
                  <text:p text:style-name="P74">Man kan være nødt til å flytte på det, og </text:p>
                </text:list-item>
              </text:list>
            </text:list-item>
          </text:list>
        </text:list-item>
        <text:list-item>
          <text:p text:style-name="P75">Challenge-response: <text:s/>Mutual authintication </text:p>
          <text:list>
            <text:list-item>
              <text:p text:style-name="P80">Man bruker <text:span text:style-name="T6">password-hashen til å lage en respons </text:span></text:p>
            </text:list-item>
            <text:list-item>
              <text:p text:style-name="P80"/>
            </text:list-item>
            <text:list-item>
              <text:p text:style-name="P76">Kerberos. </text:p>
              <text:list>
                <text:list-item>
                  <text:p text:style-name="P77">Ved å presentere en ticket kan en klient få tilgang til en tjeneste fra en server. </text:p>
                </text:list-item>
                <text:list-item>
                  <text:p text:style-name="P78">Authenticoren viser at klienten er en legitim eier av ticketen </text:p>
                  <text:list>
                    <text:list-item>
                      <text:p text:style-name="P79">Ticketen inneholder </text:p>
                      <text:list>
                        <text:list-item>
                          <text:p text:style-name="P79">x: Klientens identitet</text:p>
                        </text:list-item>
                        <text:list-item>
                          <text:p text:style-name="P79">a: IP-addressen deres </text:p>
                        </text:list-item>
                        <text:list-item>
                          <text:p text:style-name="P79">v: Hvor lenge den er gyldig </text:p>
                        </text:list-item>
                      </text:list>
                    </text:list-item>
                  </text:list>
                </text:list-item>
                <text:list-item>
                  <text:p text:style-name="P81">Ticketen er kryptert med nøkkelen til destination serveren </text:p>
                </text:list-item>
                <text:list-item>
                  <text:p text:style-name="P82">Authenticoren er en ID og en timestamp kryptert med en session key </text:p>
                </text:list-item>
                <text:list-item>
                  <text:p text:style-name="P8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3:17:12.648238061</meta:creation-date>
    <meta:generator>LibreOffice/5.1.6.2$Linux_X86_64 LibreOffice_project/10m0$Build-2</meta:generator>
    <dc:date>2019-04-30T16:57:40.535771828</dc:date>
    <meta:editing-duration>PT3H11M51S</meta:editing-duration>
    <meta:editing-cycles>116</meta:editing-cycles>
    <meta:document-statistic meta:table-count="0" meta:image-count="0" meta:object-count="0" meta:page-count="5" meta:paragraph-count="117" meta:word-count="999" meta:character-count="5438" meta:non-whitespace-character-count="4573"/>
  </office:meta>
</office:document-meta>
</file>